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1ce1d" officeooo:paragraph-rsid="0011ce1d" style:font-weight-asian="bold" style:font-weight-complex="bold"/>
    </style:style>
    <style:style style:name="P2" style:family="paragraph" style:parent-style-name="Standard">
      <style:paragraph-properties fo:text-align="start" style:justify-single-word="false"/>
      <style:text-properties fo:font-size="14pt" fo:font-style="normal" fo:font-weight="bold" officeooo:rsid="001ca0b0" officeooo:paragraph-rsid="001ca0b0"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ize="14pt" fo:font-style="italic" fo:font-weight="bold" officeooo:rsid="0021111c" officeooo:paragraph-rsid="0021111c"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ize="14pt" fo:font-style="italic" fo:font-weight="bold" officeooo:rsid="0024225b" officeooo:paragraph-rsid="0024225b" style:font-style-asian="italic" style:font-weight-asian="bold" style:font-style-complex="italic" style:font-weight-complex="bold"/>
    </style:style>
    <style:style style:name="P5" style:family="paragraph" style:parent-style-name="Standard" style:list-style-name="L10">
      <style:paragraph-properties fo:text-align="start" style:justify-single-word="false"/>
      <style:text-properties fo:font-size="14pt" fo:font-style="italic" fo:font-weight="bold" officeooo:rsid="00256694" officeooo:paragraph-rsid="00256694"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font-size="16pt" fo:font-weight="normal" officeooo:rsid="0010c535" officeooo:paragraph-rsid="0010c535" style:font-weight-asian="normal" style:font-weight-complex="normal"/>
    </style:style>
    <style:style style:name="P7" style:family="paragraph" style:parent-style-name="Standard">
      <style:paragraph-properties fo:text-align="start" style:justify-single-word="false"/>
      <style:text-properties fo:font-size="16pt" fo:font-weight="normal" officeooo:rsid="0010c535" officeooo:paragraph-rsid="0010c535" style:font-weight-asian="normal" style:font-weight-complex="normal"/>
    </style:style>
    <style:style style:name="P8" style:family="paragraph" style:parent-style-name="Standard" style:list-style-name="L1">
      <style:paragraph-properties fo:text-align="start" style:justify-single-word="false"/>
      <style:text-properties fo:font-size="12pt" fo:font-weight="normal" officeooo:rsid="0013381b" officeooo:paragraph-rsid="0013381b" style:font-weight-asian="normal" style:font-weight-complex="normal"/>
    </style:style>
    <style:style style:name="P9" style:family="paragraph" style:parent-style-name="Standard">
      <style:paragraph-properties fo:text-align="start" style:justify-single-word="false"/>
      <style:text-properties fo:font-size="12pt" fo:font-weight="normal" officeooo:rsid="0013381b" officeooo:paragraph-rsid="0013381b" style:font-weight-asian="normal" style:font-weight-complex="normal"/>
    </style:style>
    <style:style style:name="P10" style:family="paragraph" style:parent-style-name="Standard" style:list-style-name="L2">
      <style:paragraph-properties fo:text-align="start" style:justify-single-word="false"/>
      <style:text-properties fo:font-size="12pt" fo:font-weight="normal" officeooo:rsid="0013381b" officeooo:paragraph-rsid="0013381b" style:font-weight-asian="normal" style:font-weight-complex="normal"/>
    </style:style>
    <style:style style:name="P11" style:family="paragraph" style:parent-style-name="Standard" style:list-style-name="L2">
      <style:paragraph-properties fo:text-align="start" style:justify-single-word="false"/>
      <style:text-properties fo:font-size="12pt" fo:font-weight="normal" officeooo:rsid="00150ff5" officeooo:paragraph-rsid="00150ff5" style:font-weight-asian="normal" style:font-weight-complex="normal"/>
    </style:style>
    <style:style style:name="P12" style:family="paragraph" style:parent-style-name="Standard" style:list-style-name="L8">
      <style:paragraph-properties fo:text-align="start" style:justify-single-word="false"/>
      <style:text-properties fo:font-size="12pt" fo:font-style="italic" fo:font-weight="normal" officeooo:rsid="0021111c" officeooo:paragraph-rsid="0021111c" style:font-style-asian="italic" style:font-weight-asian="normal" style:font-style-complex="italic" style:font-weight-complex="normal"/>
    </style:style>
    <style:style style:name="P13" style:family="paragraph" style:parent-style-name="Standard" style:list-style-name="L8">
      <style:paragraph-properties fo:text-align="start" style:justify-single-word="false"/>
      <style:text-properties fo:font-size="12pt" fo:font-style="italic" fo:font-weight="normal" officeooo:rsid="00223a62" officeooo:paragraph-rsid="00223a62" style:font-style-asian="italic" style:font-weight-asian="normal" style:font-style-complex="italic" style:font-weight-complex="normal"/>
    </style:style>
    <style:style style:name="P14" style:family="paragraph" style:parent-style-name="Standard" style:list-style-name="L8">
      <style:paragraph-properties fo:text-align="start" style:justify-single-word="false"/>
      <style:text-properties fo:font-size="12pt" fo:font-style="italic" fo:font-weight="normal" officeooo:rsid="00229bdf" officeooo:paragraph-rsid="00229bdf" style:font-style-asian="italic" style:font-weight-asian="normal" style:font-style-complex="italic" style:font-weight-complex="normal"/>
    </style:style>
    <style:style style:name="P15" style:family="paragraph" style:parent-style-name="Standard" style:list-style-name="L8">
      <style:paragraph-properties fo:text-align="start" style:justify-single-word="false"/>
      <style:text-properties fo:font-size="12pt" fo:font-style="italic" fo:font-weight="normal" officeooo:rsid="0023eb64" officeooo:paragraph-rsid="0023eb64"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font-size="12pt" fo:font-style="italic" fo:font-weight="normal" officeooo:rsid="0023eb64" officeooo:paragraph-rsid="0023eb64" style:font-style-asian="italic" style:font-weight-asian="normal" style:font-style-complex="italic" style:font-weight-complex="normal"/>
    </style:style>
    <style:style style:name="P17" style:family="paragraph" style:parent-style-name="Standard" style:list-style-name="L9">
      <style:paragraph-properties fo:text-align="start" style:justify-single-word="false"/>
      <style:text-properties fo:font-size="12pt" fo:font-style="italic" fo:font-weight="normal" officeooo:rsid="002454b1" officeooo:paragraph-rsid="002454b1" style:font-style-asian="italic" style:font-weight-asian="normal" style:font-style-complex="italic" style:font-weight-complex="normal"/>
    </style:style>
    <style:style style:name="P18" style:family="paragraph" style:parent-style-name="Standard" style:list-style-name="L10">
      <style:paragraph-properties fo:text-align="start" style:justify-single-word="false"/>
      <style:text-properties fo:font-size="12pt" fo:font-style="italic" fo:font-weight="normal" officeooo:rsid="00256694" officeooo:paragraph-rsid="00256694" style:font-style-asian="italic" style:font-weight-asian="normal" style:font-style-complex="italic" style:font-weight-complex="normal"/>
    </style:style>
    <style:style style:name="P19" style:family="paragraph" style:parent-style-name="Standard" style:list-style-name="L2">
      <style:paragraph-properties fo:text-align="start" style:justify-single-word="false"/>
      <style:text-properties fo:font-size="12pt" fo:font-style="normal" fo:font-weight="normal" officeooo:rsid="0016f95e" officeooo:paragraph-rsid="0016f95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6f95e" officeooo:paragraph-rsid="0016f95e" style:font-style-asian="normal" style:font-weight-asian="normal" style:font-style-complex="normal" style:font-weight-complex="normal"/>
    </style:style>
    <style:style style:name="P21" style:family="paragraph" style:parent-style-name="Standard" style:list-style-name="L3">
      <style:paragraph-properties fo:text-align="start" style:justify-single-word="false"/>
      <style:text-properties fo:font-size="12pt" fo:font-style="normal" fo:font-weight="normal" officeooo:rsid="0016f95e" officeooo:paragraph-rsid="0016f95e" style:font-style-asian="normal" style:font-weight-asian="normal" style:font-style-complex="normal" style:font-weight-complex="normal"/>
    </style:style>
    <style:style style:name="P22" style:family="paragraph" style:parent-style-name="Standard" style:list-style-name="L3">
      <style:paragraph-properties fo:text-align="start" style:justify-single-word="false"/>
      <style:text-properties fo:font-size="12pt" fo:font-style="normal" fo:font-weight="normal" officeooo:rsid="0018482b" officeooo:paragraph-rsid="0018482b" style:font-style-asian="normal" style:font-weight-asian="normal" style:font-style-complex="normal" style:font-weight-complex="normal"/>
    </style:style>
    <style:style style:name="P23" style:family="paragraph" style:parent-style-name="Standard" style:list-style-name="L3">
      <style:paragraph-properties fo:text-align="start" style:justify-single-word="false"/>
      <style:text-properties fo:font-size="12pt" fo:font-style="normal" fo:font-weight="normal" officeooo:rsid="0018b3fc" officeooo:paragraph-rsid="0018b3fc" style:font-style-asian="normal" style:font-weight-asian="normal" style:font-style-complex="normal" style:font-weight-complex="normal"/>
    </style:style>
    <style:style style:name="P24" style:family="paragraph" style:parent-style-name="Standard" style:list-style-name="L3">
      <style:paragraph-properties fo:text-align="start" style:justify-single-word="false"/>
      <style:text-properties fo:font-size="12pt" fo:font-style="normal" fo:font-weight="normal" officeooo:rsid="001a6d48" officeooo:paragraph-rsid="001a6d48"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a6d48" officeooo:paragraph-rsid="001a6d48"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a9e4f" officeooo:paragraph-rsid="001a9e4f" style:font-style-asian="normal" style:font-weight-asian="normal" style:font-style-complex="normal" style:font-weight-complex="normal"/>
    </style:style>
    <style:style style:name="P27" style:family="paragraph" style:parent-style-name="Standard" style:list-style-name="L4">
      <style:paragraph-properties fo:text-align="start" style:justify-single-word="false"/>
      <style:text-properties fo:font-size="12pt" fo:font-style="normal" fo:font-weight="normal" officeooo:rsid="001b4d08" officeooo:paragraph-rsid="001b4d08" style:font-style-asian="normal" style:font-weight-asian="normal" style:font-style-complex="normal" style:font-weight-complex="normal"/>
    </style:style>
    <style:style style:name="P28" style:family="paragraph" style:parent-style-name="Standard" style:list-style-name="L5">
      <style:paragraph-properties fo:text-align="start" style:justify-single-word="false"/>
      <style:text-properties fo:font-size="12pt" fo:font-style="normal" fo:font-weight="normal" officeooo:rsid="001bd353" officeooo:paragraph-rsid="001bd353"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1bd353" officeooo:paragraph-rsid="001bd353" style:font-style-asian="normal" style:font-weight-asian="normal" style:font-style-complex="normal" style:font-weight-complex="normal"/>
    </style:style>
    <style:style style:name="P30" style:family="paragraph" style:parent-style-name="Standard" style:list-style-name="L6">
      <style:paragraph-properties fo:text-align="start" style:justify-single-word="false"/>
      <style:text-properties fo:font-size="12pt" fo:font-style="normal" fo:font-weight="normal" officeooo:rsid="001ca0b0" officeooo:paragraph-rsid="001ca0b0"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1ca0b0" officeooo:paragraph-rsid="001ca0b0" style:font-style-asian="normal" style:font-weight-asian="normal" style:font-style-complex="normal" style:font-weight-complex="normal"/>
    </style:style>
    <style:style style:name="P32" style:family="paragraph" style:parent-style-name="Standard" style:list-style-name="L7">
      <style:paragraph-properties fo:text-align="start" style:justify-single-word="false"/>
      <style:text-properties fo:font-size="12pt" fo:font-style="normal" fo:font-weight="normal" officeooo:rsid="001e69e2" officeooo:paragraph-rsid="001e69e2" style:font-style-asian="normal" style:font-weight-asian="normal" style:font-style-complex="normal" style:font-weight-complex="normal"/>
    </style:style>
    <style:style style:name="P33" style:family="paragraph" style:parent-style-name="Standard" style:list-style-name="L7">
      <style:paragraph-properties fo:text-align="start" style:justify-single-word="false"/>
      <style:text-properties fo:font-size="12pt" fo:font-style="normal" fo:font-weight="normal" officeooo:rsid="00202007" officeooo:paragraph-rsid="00202007"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202007" officeooo:paragraph-rsid="00202007" style:font-style-asian="normal" style:font-weight-asian="normal" style:font-style-complex="normal" style:font-weight-complex="normal"/>
    </style:style>
    <style:style style:name="P35" style:family="paragraph" style:parent-style-name="Standard" style:list-style-name="L7">
      <style:paragraph-properties fo:text-align="start" style:justify-single-word="false"/>
      <style:text-properties fo:font-size="12pt" fo:font-style="normal" fo:font-weight="normal" officeooo:rsid="0020d095" officeooo:paragraph-rsid="0020d095" style:font-style-asian="normal" style:font-weight-asian="normal" style:font-style-complex="normal" style:font-weight-complex="normal"/>
    </style:style>
    <style:style style:name="P36" style:family="paragraph" style:parent-style-name="Standard" style:list-style-name="L7">
      <style:paragraph-properties fo:text-align="start" style:justify-single-word="false"/>
      <style:text-properties fo:font-size="12pt" fo:font-style="normal" fo:font-weight="normal" officeooo:rsid="0021111c" officeooo:paragraph-rsid="0021111c" style:font-style-asian="normal" style:font-weight-asian="normal" style:font-style-complex="normal" style:font-weight-complex="normal"/>
    </style:style>
    <style:style style:name="P37" style:family="paragraph" style:parent-style-name="Standard" style:list-style-name="L2">
      <style:paragraph-properties fo:text-align="start" style:justify-single-word="false"/>
      <style:text-properties fo:font-size="10pt" fo:font-style="italic" fo:font-weight="normal" officeooo:rsid="00150ff5" officeooo:paragraph-rsid="00150ff5" style:font-style-asian="italic" style:font-weight-asian="normal" style:font-style-complex="italic" style:font-weight-complex="normal"/>
    </style:style>
    <style:style style:name="P38" style:family="paragraph" style:parent-style-name="Standard" style:list-style-name="L3">
      <style:paragraph-properties fo:text-align="start" style:justify-single-word="false"/>
      <style:text-properties fo:font-size="10pt" fo:font-style="italic" fo:font-weight="normal" officeooo:rsid="0018482b" officeooo:paragraph-rsid="0018482b"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font-size="10pt" fo:font-style="italic" fo:font-weight="normal" officeooo:rsid="0018482b" officeooo:paragraph-rsid="0018482b" style:font-style-asian="italic" style:font-weight-asian="normal" style:font-style-complex="italic" style:font-weight-complex="normal"/>
    </style:style>
    <style:style style:name="P40" style:family="paragraph" style:parent-style-name="Standard" style:list-style-name="L4">
      <style:paragraph-properties fo:text-align="start" style:justify-single-word="false"/>
      <style:text-properties fo:font-size="10pt" fo:font-style="italic" fo:font-weight="normal" officeooo:rsid="001b4d08" officeooo:paragraph-rsid="001b4d08"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font-size="10pt" fo:font-style="italic" fo:font-weight="normal" officeooo:rsid="001b4d08" officeooo:paragraph-rsid="001b4d08" style:font-style-asian="italic" style:font-weight-asian="normal" style:font-style-complex="italic" style:font-weight-complex="normal"/>
    </style:style>
    <style:style style:name="P42" style:family="paragraph" style:parent-style-name="Standard" style:list-style-name="L6">
      <style:paragraph-properties fo:text-align="start" style:justify-single-word="false"/>
      <style:text-properties fo:font-size="10pt" fo:font-style="italic" fo:font-weight="normal" officeooo:rsid="001ca0b0" officeooo:paragraph-rsid="001ca0b0" style:font-style-asian="italic" style:font-weight-asian="normal" style:font-style-complex="italic" style:font-weight-complex="normal"/>
    </style:style>
    <style:style style:name="P43" style:family="paragraph" style:parent-style-name="Standard" style:list-style-name="L7">
      <style:paragraph-properties fo:text-align="start" style:justify-single-word="false"/>
      <style:text-properties fo:font-size="10pt" fo:font-style="italic" fo:font-weight="normal" officeooo:rsid="0020d095" officeooo:paragraph-rsid="0020d095" style:font-style-asian="italic" style:font-weight-asian="normal" style:font-style-complex="italic" style:font-weight-complex="normal"/>
    </style:style>
    <style:style style:name="P44" style:family="paragraph" style:parent-style-name="Standard" style:list-style-name="L7">
      <style:paragraph-properties fo:text-align="start" style:justify-single-word="false"/>
      <style:text-properties fo:font-size="10pt" fo:font-style="italic" fo:font-weight="normal" officeooo:rsid="0021111c" officeooo:paragraph-rsid="0021111c" style:font-style-asian="italic" style:font-weight-asian="normal" style:font-style-complex="italic" style:font-weight-complex="normal"/>
    </style:style>
    <style:style style:name="P45" style:family="paragraph" style:parent-style-name="Standard" style:list-style-name="L8">
      <style:paragraph-properties fo:text-align="start" style:justify-single-word="false"/>
      <style:text-properties fo:font-size="10pt" fo:font-style="italic" fo:font-weight="normal" officeooo:rsid="00229bdf" officeooo:paragraph-rsid="00229bdf"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ize="10pt" fo:font-style="italic" fo:font-weight="normal" officeooo:rsid="00229bdf" officeooo:paragraph-rsid="00229bdf" style:font-style-asian="italic" style:font-weight-asian="normal" style:font-style-complex="italic" style:font-weight-complex="normal"/>
    </style:style>
    <style:style style:name="P47" style:family="paragraph" style:parent-style-name="Standard" style:list-style-name="L4">
      <style:paragraph-properties fo:text-align="start" style:justify-single-word="false"/>
      <style:text-properties officeooo:paragraph-rsid="001b4d08"/>
    </style:style>
    <style:style style:name="T1" style:family="text">
      <style:text-properties fo:font-size="10pt"/>
    </style:style>
    <style:style style:name="T2" style:family="text">
      <style:text-properties fo:font-size="10pt" fo:font-style="italic" style:font-style-asian="italic" style:font-style-complex="italic"/>
    </style:style>
    <style:style style:name="T3" style:family="text">
      <style:text-properties fo:font-size="10pt" fo:font-style="italic" officeooo:rsid="00150ff5"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0ff5" style:font-style-asian="normal" style:font-style-complex="normal"/>
    </style:style>
    <style:style style:name="T6" style:family="text">
      <style:text-properties fo:font-style="normal" officeooo:rsid="00223a62"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style:style>
    <style:style style:name="T10" style:family="text">
      <style:text-properties fo:font-size="12pt" fo:font-style="normal" style:font-style-asian="normal" style:font-style-complex="normal"/>
    </style:style>
    <style:style style:name="T11" style:family="text">
      <style:text-properties fo:font-size="12pt" fo:font-style="normal" fo:font-weight="normal" style:font-style-asian="normal" style:font-weight-asian="normal" style:font-style-complex="normal" style:font-weight-complex="normal"/>
    </style:style>
    <style:style style:name="T12" style:family="text">
      <style:text-properties fo:font-size="12pt" fo:font-style="normal" fo:font-weight="normal" officeooo:rsid="001b4d08"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officeooo:rsid="0018b3fc"/>
    </style:style>
    <style:style style:name="T15" style:family="text">
      <style:text-properties officeooo:rsid="0020d095"/>
    </style:style>
    <style:style style:name="T16" style:family="text">
      <style:text-properties fo:font-size="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ails - Advanced Topics</text:p>
      <text:p text:style-name="P7"/>
      <text:p text:style-name="P1">Advanced Routing</text:p>
      <text:list xml:id="list1550462886" text:style-name="L1">
        <text:list-item>
          <text:p text:style-name="P8">Using <text:span text:style-name="T2">#resources</text:span><text:span text:style-name="T4"> method or explicitly specifying them using the </text:span><text:span text:style-name="T2">get </text:span><text:span text:style-name="T4">method is what most routing files will be used for.</text:span></text:p>
        </text:list-item>
        <text:list-item>
          <text:p text:style-name="P8"><text:span text:style-name="T4">The other 10% will be used for options such as redirecting directly from the routes files, nesting routes, or parsing parameters from incoming requests.</text:span></text:p>
        </text:list-item>
      </text:list>
      <text:p text:style-name="P9"><text:span text:style-name="T4"/></text:p>
      <text:p text:style-name="P9"><text:span text:style-name="T4"><text:tab/></text:span><text:span text:style-name="T7">Singular Resources</text:span></text:p>
      <text:list xml:id="list19659804" text:style-name="L2">
        <text:list-item>
          <text:p text:style-name="P10"><text:span text:style-name="T4">A resource is a bundle of routes that cover all RESTful routes.</text:span></text:p>
          <text:list>
            <text:list-item>
              <text:p text:style-name="P10"><text:span text:style-name="T4">There are times where you do not need all th</text:span><text:span text:style-name="T5">e routes given by </text:span><text:span text:style-name="T3">#resources</text:span><text:span text:style-name="T5">.</text:span></text:p>
            </text:list-item>
          </text:list>
        </text:list-item>
        <text:list-item>
          <text:p text:style-name="P11"><text:span text:style-name="T4">The routes file line for a singular resource looks like:</text:span></text:p>
          <text:list>
            <text:list-item>
              <text:p text:style-name="P37">resource :dashboard</text:p>
            </text:list-item>
            <text:list-item>
              <text:p text:style-name="P19">The word 'resource' is singular and so is <text:span text:style-name="T2">dashboard</text:span>.</text:p>
            </text:list-item>
          </text:list>
        </text:list-item>
        <text:list-item>
          <text:p text:style-name="P19">A singular resource will only contain 6 routes (excluding <text:span text:style-name="T2">#index</text:span>), and you would no longer see any of the <text:span text:style-name="T2">:id</text:span> portions of the routes.</text:p>
        </text:list-item>
      </text:list>
      <text:p text:style-name="P20"/>
      <text:p text:style-name="P20"><text:tab/><text:span text:style-name="T13">Nested Routes</text:span></text:p>
      <text:list xml:id="list2220625642" text:style-name="L3">
        <text:list-item>
          <text:p text:style-name="P21">Nesting resources inside of another allows for logically listing resources within a URL.</text:p>
          <text:list>
            <text:list-item>
              <text:p text:style-name="P21">A nested URL will look like: <text:span text:style-name="T2">http://example.com/courses/1/lessions/3</text:span></text:p>
            </text:list-item>
          </text:list>
        </text:list-item>
        <text:list-item>
          <text:p text:style-name="P22">To nest a resource, place the nested resource within the block of the parent resource.</text:p>
          <text:list>
            <text:list-item>
              <text:p text:style-name="P22">Example: Nested Resources</text:p>
              <text:list>
                <text:list-header>
                  <text:p text:style-name="P38">resources :courses do</text:p>
                  <text:list>
                    <text:list-header>
                      <text:p text:style-name="P38">resources :lessons</text:p>
                    </text:list-header>
                  </text:list>
                </text:list-header>
              </text:list>
            </text:list-item>
          </text:list>
        </text:list-item>
      </text:list>
      <text:p text:style-name="P39"><text:tab/><text:tab/><text:tab/>end</text:p>
      <text:p text:style-name="P39"/>
      <text:list xml:id="list165748166125800" text:continue-numbering="true" text:style-name="L3">
        <text:list-item>
          <text:p text:style-name="P22">When visiting the URL, you have to specify the <text:span text:style-name="T2">:id</text:span> parameter for all resources.</text:p>
          <text:list>
            <text:list-item>
              <text:p text:style-name="P22">View helpers are automatically generated in a logical way. (<text:span text:style-name="T2">#course_lession_path</text:span>)</text:p>
              <text:p text:style-name="P22"/>
            </text:list-item>
          </text:list>
        </text:list-item>
        <text:list-item>
          <text:p text:style-name="P22">Do not rest routes too deeply, keep to at most one or two nested levels.<text:span text:style-name="T14"> If there are too many layers, it is usually indicative of over nesting.</text:span></text:p>
          <text:list>
            <text:list-item>
              <text:p text:style-name="P23">You can most likely specify the routes that <text:span text:style-name="T13">need</text:span> the parent's ID to uniquely identify it. </text:p>
            </text:list-item>
            <text:list-item>
              <text:p text:style-name="P23">You can grab a specify Lesson by only knowing its ID, but to get all the lessons that are listed beneath a specific Course, you need the Course ID.</text:p>
              <text:p text:style-name="P23"/>
            </text:list-item>
          </text:list>
        </text:list-item>
        <text:list-item>
          <text:p text:style-name="P24">TLDR: If you don't need the parent's ID, it doesn't need to be nested.</text:p>
        </text:list-item>
      </text:list>
      <text:p text:style-name="P25"/>
      <text:p text:style-name="P26"><text:tab/><text:span text:style-name="T13">Member and Collection Routes</text:span></text:p>
      <text:list xml:id="list1809941393" text:style-name="L4">
        <text:list-item>
          <text:p text:style-name="P27">Use the <text:span text:style-name="T2">#member</text:span> method to add a non-RESTful route to just a single member of that resource.</text:p>
          <text:list>
            <text:list-item>
              <text:p text:style-name="P47"><text:span text:style-name="T12">Example: Using member routes</text:span></text:p>
              <text:list>
                <text:list-header>
                  <text:p text:style-name="P40">resources :courses do</text:p>
                  <text:list>
                    <text:list-header>
                      <text:p text:style-name="P40">member do</text:p>
                      <text:list>
                        <text:list-header>
                          <text:p text:style-name="P40">get 'preview' # Preview a single course (requires ID)</text:p>
                        </text:list-header>
                      </text:list>
                    </text:list-header>
                  </text:list>
                </text:list-header>
              </text:list>
            </text:list-item>
          </text:list>
        </text:list-item>
      </text:list>
      <text:p text:style-name="P41"><text:tab/><text:tab/><text:tab/> <text:s text:c="7"/>end</text:p>
      <text:p text:style-name="P41"><text:tab/><text:tab/><text:tab/> <text:s text:c="6"/>collection do</text:p>
      <text:p text:style-name="P41"><text:s text:c="57"/>get 'upcoming' # show a list of all upcoming courses (no ID needed)</text:p>
      <text:p text:style-name="P41"><text:tab/><text:tab/><text:tab/> <text:s text:c="6"/>end</text:p>
      <text:p text:style-name="P41"><text:s text:c="43"/>end</text:p>
      <text:list xml:id="list4278917554" text:style-name="L5">
        <text:list-item>
          <text:p text:style-name="P28"><text:soft-page-break/>The <text:span text:style-name="T2">upcoming </text:span>route will map to the courses#upcoming action but will not take an <text:span text:style-name="T2">:id</text:span> parameter.</text:p>
        </text:list-item>
      </text:list>
      <text:list xml:id="list165746188070346" text:continue-list="list1809941393" text:style-name="L4">
        <text:list-item>
          <text:list>
            <text:list-item>
              <text:list>
                <text:list-header>
                  <text:p text:style-name="P27"/>
                </text:list-header>
              </text:list>
            </text:list-item>
          </text:list>
        </text:list-item>
      </text:list>
      <text:p text:style-name="P29"><text:tab/><text:span text:style-name="T13">Redirects and Wildcard Routes</text:span></text:p>
      <text:list xml:id="list1080791399" text:style-name="L6">
        <text:list-item>
          <text:p text:style-name="P30">You may want to provide a URL out of convenience for your user but map it directly to another you're already using, use a redirect:</text:p>
          <text:list>
            <text:list-item>
              <text:p text:style-name="P42">get 'courses/:course_name' =&gt; redirect('/courses/%{course_name}/lessons')</text:p>
            </text:list-item>
          </text:list>
        </text:list-item>
        <text:list-item>
          <text:p text:style-name="P30">The premise is to send one route to another route. If your route is smiple, it's simple, but if you want to send parameters, you will need to place the parameters inside <text:span text:style-name="T2">%{parameter}</text:span>.</text:p>
        </text:list-item>
      </text:list>
      <text:p text:style-name="P31"/>
      <text:p text:style-name="P2">Advanced Layouts: Nesting Layouts and Passing Information</text:p>
      <text:list xml:id="list481220801" text:style-name="L7">
        <text:list-item>
          <text:p text:style-name="P32">Rendering multiple layouts for one page allows you to create unique sections that still resuse a lot of the stylings that you may want to keep consistent such as header and footer.</text:p>
          <text:list>
            <text:list-item>
              <text:p text:style-name="P32">For example, a user homepage may be different from a unsigned in homepage.</text:p>
            </text:list-item>
          </text:list>
        </text:list-item>
        <text:list-item>
          <text:p text:style-name="P33">Rather than using partials to change single parts, you can use a different layout that renders whenever a condition is met.</text:p>
          <text:list>
            <text:list-item>
              <text:p text:style-name="P33">Layouts are like view partials, but in greater scale.</text:p>
            </text:list-item>
          </text:list>
        </text:list-item>
        <text:list-item>
          <text:p text:style-name="P33">You can pass information from the first layout to the one rendered using: <text:span text:style-name="T2">#content_for</text:span>.</text:p>
          <text:list>
            <text:list-item>
              <text:p text:style-name="P33">This lets you create logic in your main layout that is dependent on what is passed by your individual layout files.</text:p>
            </text:list-item>
          </text:list>
        </text:list-item>
      </text:list>
      <text:p text:style-name="P34"/>
      <text:list xml:id="list165746968341219" text:continue-numbering="true" text:style-name="L7">
        <text:list-item>
          <text:p text:style-name="P33">For example: you might have a specific layout file for your static pages called: <text:span text:style-name="T2">app/views/layouts/static_pages.html.erb</text:span></text:p>
          <text:list>
            <text:list-item>
              <text:p text:style-name="P33">This file will be rendered by default<text:span text:style-name="T15"> for StaticPagesController (rails default). You may want your static pages to look almost identical to the rest of the site but without the navbar.</text:span></text:p>
            </text:list-item>
            <text:list-item>
              <text:p text:style-name="P35">In this case, you would tell your <text:span text:style-name="T2">static_pages.html.erb</text:span> layout to call <text:span text:style-name="T2">application.html.erb</text:span> layout but also pass it some special CSS using the <text:span text:style-name="T2">#content_for</text:span> method.</text:p>
              <text:list>
                <text:list-item>
                  <text:p text:style-name="P35">example: Using <text:span text:style-name="T2">#content_for | #</text:span><text:span text:style-name="T16">app/views/layouts/static_pages.html.erb</text:span></text:p>
                  <text:p text:style-name="P43">&lt;% content_for :stylesheets do %&gt;</text:p>
                  <text:p text:style-name="P43"><text:s text:c="3"/>navbar {display: none}</text:p>
                  <text:p text:style-name="P43">&lt;% end %&gt;</text:p>
                  <text:p text:style-name="P43"/>
                  <text:p text:style-name="P43">&lt;%= render template: 'layouts/application' %&gt;</text:p>
                </text:list-item>
              </text:list>
            </text:list-item>
            <text:list-item>
              <text:p text:style-name="P35">Your <text:span text:style-name="T2">application.html.erb</text:span> layout needs to be set up to catch that content and use it, using the <text:span text:style-name="T2">#yield</text:span> method.</text:p>
              <text:list>
                <text:list-item>
                  <text:p text:style-name="P35">Example: Using <text:span text:style-name="T2">#content_for | # app/views/layouts/application.html.erb</text:span></text:p>
                  <text:list>
                    <text:list-header>
                      <text:p text:style-name="P36"><text:span text:style-name="T2">&lt;head&gt; &lt;style&gt; &lt;%= yield :stylesheets %&gt; &lt;/style&gt; &lt;/head&gt;</text:span></text:p>
                      <text:p text:style-name="P36"><text:span text:style-name="T2"/></text:p>
                    </text:list-header>
                  </text:list>
                </text:list-item>
              </text:list>
            </text:list-item>
          </text:list>
        </text:list-item>
        <text:list-item>
          <text:p text:style-name="P44"><text:span text:style-name="T10">#yield drops the code from inside of that </text:span>#content_for<text:span text:style-name="T4"> </text:span><text:span text:style-name="T10">block to where the </text:span>#yield<text:span text:style-name="T10"> method was.</text:span></text:p>
          <text:list>
            <text:list-item>
              <text:p text:style-name="P44"><text:span text:style-name="T10">The above example effectively adds some CSS styling to the application layout by first rendering a special </text:span>static_pages.html.erb<text:span text:style-name="T10"> layout and then passing the styles to the main </text:span>application.html.erb<text:span text:style-name="T10"> layout using </text:span>#content_for<text:span text:style-name="T10">.</text:span></text:p>
            </text:list-item>
          </text:list>
        </text:list-item>
        <text:list-item>
          <text:p text:style-name="P44"><text:span text:style-name="T10">Nesting layouts and passing information from one another can allow you to make a section of your site look different without redesigning it.</text:span></text:p>
          <text:p text:style-name="P44"><text:span text:style-name="T10"/></text:p>
        </text:list-item>
      </text:list>
      <text:p text:style-name="P3"><text:span text:style-name="T4">Metaprogramming Rails</text:span></text:p>
      <text:list xml:id="list3390552364" text:style-name="L8">
        <text:list-item>
          <text:p text:style-name="P12"><text:span text:style-name="T4">The concept of metaprogramming is your application creating functions or methods or classes on the fly while it's running and can dynamically call them as well.</text:span></text:p>
          <text:list>
            <text:list-item>
              <text:p text:style-name="P12"><text:soft-page-break/><text:span text:style-name="T4">An example of metaprogramming in action in Rails is the route helpers. Whenever Rails application is ran, it loads 'config/routes.rb', which creates a methods that corresponds to the routes such as </text:span><text:span text:style-name="T1">#home_path | #home_url</text:span><text:span text:style-name="T4">.</text:span></text:p>
              <text:p text:style-name="P12"><text:span text:style-name="T4"/></text:p>
            </text:list-item>
          </text:list>
        </text:list-item>
        <text:list-item>
          <text:p text:style-name="P12"><text:span text:style-name="T4">Ruby's </text:span><text:span text:style-name="T1">#send</text:span><text:span text:style-name="T4"> method </text:span><text:span text:style-name="T6">is a method that allows you to invoke another method by name (symbol).</text:span></text:p>
          <text:list>
            <text:list-item>
              <text:p text:style-name="P13"><text:span text:style-name="T4">A useful feature of </text:span><text:span text:style-name="T1">#send</text:span><text:span text:style-name="T4"> is that it can dynamically call on methods.</text:span></text:p>
            </text:list-item>
            <text:list-item>
              <text:p text:style-name="P13"><text:span text:style-name="T4">A common use is to use </text:span><text:span text:style-name="T1">#send</text:span><text:span text:style-name="T4"> to assign attributes dynamically.</text:span></text:p>
              <text:p text:style-name="P13"><text:span text:style-name="T4"/></text:p>
            </text:list-item>
          </text:list>
        </text:list-item>
        <text:list-item>
          <text:p text:style-name="P14"><text:span text:style-name="T4">To define a method on the fly, use </text:span><text:span text:style-name="T1">#define_method</text:span><text:span text:style-name="T4"> which takes the symbol of the method name and a block representing the method itself.</text:span></text:p>
          <text:list>
            <text:list-item>
              <text:p text:style-name="P14"><text:span text:style-name="T4">Example: define_method</text:span></text:p>
              <text:list>
                <text:list-header>
                  <text:p text:style-name="P45">define_method :hello do |my_args|</text:p>
                </text:list-header>
              </text:list>
            </text:list-item>
          </text:list>
        </text:list-item>
      </text:list>
      <text:p text:style-name="P46"><text:tab/><text:tab/> <text:s/>my_args</text:p>
      <text:p text:style-name="P46"><text:tab/><text:tab/>end</text:p>
      <text:p text:style-name="P46"/>
      <text:list xml:id="list165747321305095" text:continue-numbering="true" text:style-name="L8">
        <text:list-item>
          <text:p text:style-name="P15"><text:span text:style-name="T4">The </text:span><text:span text:style-name="T1">#method_missing</text:span><text:span text:style-name="T4"> method is a method of Ruby's BasicObject class which gets inherited by every object and gets ran whenever a method doesn't actually exist.</text:span></text:p>
          <text:list>
            <text:list-item>
              <text:p text:style-name="P15"><text:span text:style-name="T4">You can override the </text:span><text:span text:style-name="T1">#method_missing</text:span><text:span text:style-name="T4"> method for a given object and use whatever was previously called, such as the method's name.</text:span></text:p>
            </text:list-item>
          </text:list>
        </text:list-item>
      </text:list>
      <text:p text:style-name="P16"><text:span text:style-name="T4"/></text:p>
      <text:p text:style-name="P4"><text:span text:style-name="T4">Design Patterns</text:span></text:p>
      <text:list xml:id="list1924903617" text:style-name="L10">
        <text:list-item>
          <text:p text:style-name="P18"><text:span text:style-name="T4">Design patterns represent 'best practices' for how to code past a given situation (template of structure). However, they can also be needlessly prescriptive.</text:span></text:p>
        </text:list-item>
        <text:list-item>
          <text:p text:style-name="P18"><text:span text:style-name="T4">The SOLID software design is one such design pattern which attempts to provide a framework of how to code.</text:span></text:p>
          <text:list>
            <text:list-item>
              <text:p text:style-name="P5"><text:span text:style-name="T4">S</text:span><text:span text:style-name="T11">ingle responsibility Principle (A class should only have one single responsibility)</text:span></text:p>
            </text:list-item>
            <text:list-item>
              <text:p text:style-name="P5"><text:span text:style-name="T4">O</text:span><text:span text:style-name="T11">pen/Closed Principle (your code entities should be open for extension but closed to modification</text:span></text:p>
            </text:list-item>
            <text:list-item>
              <text:p text:style-name="P5"><text:span text:style-name="T4">L</text:span><text:span text:style-name="T11">iskov Substitution Principle (replacing an object with one of its sub-types should not break anything)</text:span></text:p>
            </text:list-item>
            <text:list-item>
              <text:p text:style-name="P5"><text:span text:style-name="T4">I</text:span><text:span text:style-name="T11">nterface Segregation Principle (writing many client-specific interfaces is better than one behemoth general-use interface... think APIs)</text:span></text:p>
            </text:list-item>
            <text:list-item>
              <text:p text:style-name="P5"><text:span text:style-name="T4">D</text:span><text:span text:style-name="T11">ependency Inversion Principle (instead of high level constructs depending on lower level ones, make them rely on abstractions instead)</text:span></text:p>
              <text:p text:style-name="P5"><text:span text:style-name="T11"/></text:p>
            </text:list-item>
          </text:list>
        </text:list-item>
      </text:list>
      <text:p text:style-name="P4"><text:span text:style-name="T4">I18n: Internationalization</text:span></text:p>
      <text:list xml:id="list3141971503" text:style-name="L9">
        <text:list-item>
          <text:p text:style-name="P17"><text:span text:style-name="T4">Internationalization is the process of adapting your application to fit specific geographies and/or languages.</text:span></text:p>
          <text:p text:style-name="P17"><text:span text:style-name="T4"/></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3" meta:paragraph-count="95" meta:word-count="1122" meta:character-count="6817" meta:non-whitespace-character-count="5709"/>
  </office:meta>
</office:document-meta>
</file>